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s" number:country="ES">
      <number:number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00">
      <style:text-properties style:text-position="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di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3" table:number-rows-spanned="1">
            <text:p>Fichero: 573,4 MiB, baja entropía</text:p>
          </table:table-cell>
          <table:covered-table-cell table:number-columns-repeated="2"/>
          <table:table-cell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1" office:value-type="string">
            <text:p>Formato</text:p>
          </table:table-cell>
          <table:table-cell table:style-name="ce1" office:value-type="string">
            <text:p>Compresión</text:p>
          </table:table-cell>
          <table:table-cell table:style-name="ce1" office:value-type="string">
            <text:p>Descompresión</text:p>
          </table:table-cell>
          <table:table-cell table:style-name="ce1" office:value-type="string">
            <text:p>Tamaño comprimido (MiB)</text:p>
          </table:table-cell>
        </table:table-row>
        <table:table-row table:style-name="ro3">
          <table:table-cell office:value-type="string">
            <text:p>7-zip</text:p>
          </table:table-cell>
          <table:table-cell table:style-name="ce2" table:formula="of:=2*60 + 1.683" office:value-type="float" office:value="121.683">
            <text:p>121,683</text:p>
          </table:table-cell>
          <table:table-cell table:style-name="ce2" office:value-type="float" office:value="29.356">
            <text:p>29,356</text:p>
          </table:table-cell>
          <table:table-cell office:value-type="float" office:value="144">
            <text:p>144</text:p>
          </table:table-cell>
        </table:table-row>
        <table:table-row table:style-name="ro3">
          <table:table-cell office:value-type="string">
            <text:p>zip</text:p>
          </table:table-cell>
          <table:table-cell table:style-name="ce2" office:value-type="float" office:value="25.021">
            <text:p>25,021</text:p>
          </table:table-cell>
          <table:table-cell table:style-name="ce2" office:value-type="float" office:value="5.505">
            <text:p>5,505</text:p>
          </table:table-cell>
          <table:table-cell office:value-type="float" office:value="221.4">
            <text:p>221.4</text:p>
          </table:table-cell>
        </table:table-row>
        <table:table-row table:style-name="ro1">
          <table:table-cell office:value-type="string">
            <text:p>.tar.gz</text:p>
          </table:table-cell>
          <table:table-cell table:style-name="ce2" office:value-type="float" office:value="22.474">
            <text:p>22,474</text:p>
          </table:table-cell>
          <table:table-cell table:style-name="ce2" office:value-type="float" office:value="6.093">
            <text:p>6,093</text:p>
          </table:table-cell>
          <table:table-cell office:value-type="float" office:value="228.1">
            <text:p>228.1</text:p>
          </table:table-cell>
        </table:table-row>
        <table:table-row table:style-name="ro3">
          <table:table-cell office:value-type="string">
            <text:p>.tar.bz2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.tar.lzma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.tar.xz</text:p>
          </table:table-cell>
          <table:table-cell table:style-name="ce2" table:number-columns-repeated="2"/>
          <table:table-cell/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>
            <text:p>Fichero: 4,1 GiB, imagen real de SO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>
            <text:p>Formato</text:p>
          </table:table-cell>
          <table:table-cell table:style-name="ce1" office:value-type="string">
            <text:p>Compresión</text:p>
          </table:table-cell>
          <table:table-cell table:style-name="ce1" office:value-type="string">
            <text:p>Descompresión</text:p>
          </table:table-cell>
          <table:table-cell table:style-name="ce1" office:value-type="string">
            <text:p>Tamaño comprimido (MiB)</text:p>
          </table:table-cell>
        </table:table-row>
        <table:table-row table:style-name="ro3">
          <table:table-cell office:value-type="string">
            <text:p>7-zip</text:p>
          </table:table-cell>
          <table:table-cell office:value-type="float" office:value="952.577">
            <text:p>952.577</text:p>
          </table:table-cell>
          <table:table-cell office:value-type="float" office:value="145.367">
            <text:p>145.367</text:p>
          </table:table-cell>
          <table:table-cell office:value-type="float" office:value="994.2">
            <text:p>994.2</text:p>
          </table:table-cell>
        </table:table-row>
        <table:table-row table:style-name="ro3">
          <table:table-cell office:value-type="string">
            <text:p>zip</text:p>
          </table:table-cell>
          <table:table-cell office:value-type="float" office:value="210.452">
            <text:p>210.452</text:p>
          </table:table-cell>
          <table:table-cell office:value-type="float" office:value="69.595">
            <text:p>69.595</text:p>
          </table:table-cell>
          <table:table-cell office:value-type="float" office:value="1433.6">
            <text:p>1433.6</text:p>
          </table:table-cell>
        </table:table-row>
        <table:table-row table:style-name="ro1">
          <table:table-cell office:value-type="string">
            <text:p>.tar.gz</text:p>
          </table:table-cell>
          <table:table-cell office:value-type="float" office:value="223.783">
            <text:p>223.783</text:p>
          </table:table-cell>
          <table:table-cell office:value-type="float" office:value="73.523">
            <text:p>73.523</text:p>
          </table:table-cell>
          <table:table-cell office:value-type="float" office:value="1433.6">
            <text:p>1433.6</text:p>
          </table:table-cell>
        </table:table-row>
        <table:table-row table:style-name="ro3">
          <table:table-cell office:value-type="string">
            <text:p>.tar.bz2</text:p>
          </table:table-cell>
          <table:table-cell office:value-type="float" office:value="505.448">
            <text:p>505.448</text:p>
          </table:table-cell>
          <table:table-cell office:value-type="float" office:value="212.28">
            <text:p>212.28</text:p>
          </table:table-cell>
          <table:table-cell office:value-type="float" office:value="1331.2">
            <text:p>1331.2</text:p>
          </table:table-cell>
        </table:table-row>
        <table:table-row table:style-name="ro3">
          <table:table-cell office:value-type="string">
            <text:p>.tar</text:p>
          </table:table-cell>
          <table:table-cell office:value-type="float" office:value="83.908">
            <text:p>83.908</text:p>
          </table:table-cell>
          <table:table-cell office:value-type="float" office:value="137.403">
            <text:p>137.403</text:p>
          </table:table-cell>
          <table:table-cell office:value-type="float" office:value="4198.4">
            <text:p>4198.4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Gráficas " table:style-name="ta1">
        <table:shapes>
          <draw:frame draw:z-index="0" draw:style-name="gr1" draw:text-style-name="P1" svg:width="6.2988in" svg:height="3.5429in" svg:x="6.6449in" svg:y="0.0106in">
            <draw:object draw:notify-on-update-of-ranges="Medidas.A16:Medidas.A20 Medidas.D4:Medidas.D4 Medidas.D16:Medidas.D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0in" svg:y="0in">
            <draw:object draw:notify-on-update-of-ranges="Medidas.A16:Medidas.A20 Medidas.A15:Medidas.A15 Medidas.B16:Medidas.B20 Medidas.C4:Medidas.C4 Medidas.C16:Medidas.C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 style:data-style-name="N2" text:time-value="0000-00-00T13:10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0:38:06</meta:creation-date>
    <meta:generator>LibreOffice/4.0.2.1$Linux_X86_64 LibreOffice_project/400m0$Build-1</meta:generator>
    <dc:date>2013-03-27T13:10:47</dc:date>
    <meta:editing-duration>PT2H26M32S</meta:editing-duration>
    <meta:editing-cycles>31</meta:editing-cycles>
    <meta:document-statistic meta:table-count="2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8cm" svg:y="0.316cm" chart:style-name="ch2">
          <text:p>Tamaño del fichero comprimido</text:p>
        </chart:title>
        <chart:subtitle svg:x="4.847cm" svg:y="1.275cm" chart:style-name="ch3">
          <text:p>Fichero de 4,1 GiB, menor es mejor</text:p>
        </chart:subtitle>
        <chart:plot-area chart:style-name="ch4" table:cell-range-address="Medidas.A16:Medidas.A20 Medidas.D4:Medidas.D4 Medidas.D16:Medidas.D20" chart:data-source-has-labels="both" svg:x="1.331cm" svg:y="2.318cm" svg:width="14.029cm" svg:height="6.082cm">
          <chartooo:coordinate-region svg:x="2.323cm" svg:y="2.517cm" svg:width="13.037cm" svg:height="5.236cm"/>
          <chart:axis chart:dimension="x" chart:name="primary-x" chart:style-name="ch5" chartooo:axis-type="auto">
            <chartooo:date-scale/>
            <chart:categories table:cell-range-address="Medidas.A16:Medidas.A20"/>
          </chart:axis>
          <chart:axis chart:dimension="y" chart:name="primary-y" chart:style-name="ch6">
            <chart:title svg:x="0.451cm" svg:y="7.229cm" chart:style-name="ch7">
              <text:p>Tamaño del fichero (MiB)</text:p>
            </chart:title>
            <chart:grid chart:style-name="ch8" chart:class="major"/>
          </chart:axis>
          <chart:series chart:style-name="ch9" chart:values-cell-range-address="Medidas.D16:Medidas.D20" chart:label-cell-address="Medidas.D4:Medidas.D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comprimido (MiB)</text:p>
                <draw:g>
                  <svg:desc>Medidas.D4:Medida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-zip</text:p>
                <draw:g>
                  <svg:desc>Medidas.A16:Medidas.A20</svg:desc>
                </draw:g>
              </table:table-cell>
              <table:table-cell office:value-type="float" office:value="994.2">
                <text:p>994.2</text:p>
                <draw:g>
                  <svg:desc>Medidas.D16:Medidas.D20</svg:desc>
                </draw:g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1433.6">
                <text:p>1433.6</text:p>
              </table:table-cell>
            </table:table-row>
            <table:table-row>
              <table:table-cell office:value-type="string">
                <text:p>.tar.gz</text:p>
              </table:table-cell>
              <table:table-cell office:value-type="float" office:value="1433.6">
                <text:p>1433.6</text:p>
              </table:table-cell>
            </table:table-row>
            <table:table-row>
              <table:table-cell office:value-type="string">
                <text:p>.tar.bz2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>
                <text:p>.tar</text:p>
              </table:table-cell>
              <table:table-cell office:value-type="float" office:value="4198.4">
                <text:p>419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1$Linux_X86_64 LibreOffice_project/4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8cm" svg:y="0.316cm" chart:style-name="ch2">
          <text:p>Tamaño del fichero comprimido</text:p>
        </chart:title>
        <chart:subtitle svg:x="4.847cm" svg:y="1.275cm" chart:style-name="ch3">
          <text:p>Fichero de 4,1 GiB, menor es mejor</text:p>
        </chart:subtitle>
        <chart:plot-area chart:style-name="ch4" table:cell-range-address="Medidas.A16:Medidas.A20 Medidas.D4:Medidas.D4 Medidas.D16:Medidas.D20" chart:data-source-has-labels="both" svg:x="1.331cm" svg:y="2.318cm" svg:width="14.029cm" svg:height="6.082cm">
          <chartooo:coordinate-region svg:x="2.323cm" svg:y="2.517cm" svg:width="13.037cm" svg:height="5.236cm"/>
          <chart:axis chart:dimension="x" chart:name="primary-x" chart:style-name="ch5" chartooo:axis-type="auto">
            <chartooo:date-scale/>
            <chart:categories table:cell-range-address="Medidas.A16:Medidas.A20"/>
          </chart:axis>
          <chart:axis chart:dimension="y" chart:name="primary-y" chart:style-name="ch6">
            <chart:title svg:x="0.451cm" svg:y="7.229cm" chart:style-name="ch7">
              <text:p>Tamaño del fichero (MiB)</text:p>
            </chart:title>
            <chart:grid chart:style-name="ch8" chart:class="major"/>
          </chart:axis>
          <chart:series chart:style-name="ch9" chart:values-cell-range-address="Medidas.D16:Medidas.D20" chart:label-cell-address="Medidas.D4:Medidas.D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comprimido (MiB)</text:p>
                <draw:g>
                  <svg:desc>Medidas.D4:Medida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-zip</text:p>
                <draw:g>
                  <svg:desc>Medidas.A16:Medidas.A20</svg:desc>
                </draw:g>
              </table:table-cell>
              <table:table-cell office:value-type="float" office:value="994.2">
                <text:p>994.2</text:p>
                <draw:g>
                  <svg:desc>Medidas.D16:Medidas.D20</svg:desc>
                </draw:g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1433.6">
                <text:p>1433.6</text:p>
              </table:table-cell>
            </table:table-row>
            <table:table-row>
              <table:table-cell office:value-type="string">
                <text:p>.tar.gz</text:p>
              </table:table-cell>
              <table:table-cell office:value-type="float" office:value="1433.6">
                <text:p>1433.6</text:p>
              </table:table-cell>
            </table:table-row>
            <table:table-row>
              <table:table-cell office:value-type="string">
                <text:p>.tar.bz2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>
                <text:p>.tar</text:p>
              </table:table-cell>
              <table:table-cell office:value-type="float" office:value="4198.4">
                <text:p>4198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1$Linux_X86_64 LibreOffice_project/4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color="#004586" fo:font-size="10pt" fo:font-weight="bold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color="#dd4814"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08cm" svg:y="0.316cm" chart:style-name="ch2">
          <text:p>Tiempo de compresión y descompresión</text:p>
        </chart:title>
        <chart:subtitle svg:x="4.847cm" svg:y="1.275cm" chart:style-name="ch3">
          <text:p>Fichero de 4,1 GiB, menor es mejor</text:p>
        </chart:subtitle>
        <chart:legend chart:legend-position="bottom" svg:x="5.629cm" svg:y="8.217cm" style:legend-expansion="wide" chart:style-name="ch4"/>
        <chart:plot-area chart:style-name="ch5" table:cell-range-address="Medidas.A15:Medidas.A20 Medidas.B16:Medidas.C20 Medidas.C4:Medidas.C4" chart:data-source-has-labels="both" svg:x="1.331cm" svg:y="2.318cm" svg:width="14.029cm" svg:height="5.299cm">
          <chartooo:coordinate-region svg:x="2.323cm" svg:y="2.518cm" svg:width="13.037cm" svg:height="4.452cm"/>
          <chart:axis chart:dimension="x" chart:name="primary-x" chart:style-name="ch6" chartooo:axis-type="auto">
            <chartooo:date-scale/>
            <chart:categories table:cell-range-address="Medidas.A16:Medidas.A20"/>
          </chart:axis>
          <chart:axis chart:dimension="y" chart:name="primary-y" chart:style-name="ch7">
            <chart:title svg:x="0.451cm" svg:y="6.427cm" chart:style-name="ch8">
              <text:p>Tiempo (segundos)</text:p>
            </chart:title>
            <chart:grid chart:style-name="ch9" chart:class="major"/>
          </chart:axis>
          <chart:series chart:style-name="ch10" chart:values-cell-range-address="Medidas.B16:Medidas.B20" chart:label-cell-address="Medidas.A15:Medidas.A15" chart:class="chart:bar">
            <chart:data-point chart:repeated="5"/>
          </chart:series>
          <chart:series chart:style-name="ch11" chart:values-cell-range-address="Medidas.C16:Medidas.C20" chart:label-cell-address="Medidas.C4:Medidas.C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mato</text:p>
                <draw:g>
                  <svg:desc>Medidas.A15:Medidas.A15</svg:desc>
                </draw:g>
              </table:table-cell>
              <table:table-cell office:value-type="string">
                <text:p>Descompresión</text:p>
                <draw:g>
                  <svg:desc>Medidas.C4:Medidas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-zip</text:p>
                <draw:g>
                  <svg:desc>Medidas.A16:Medidas.A20</svg:desc>
                </draw:g>
              </table:table-cell>
              <table:table-cell office:value-type="float" office:value="952.577">
                <text:p>952.577</text:p>
                <draw:g>
                  <svg:desc>Medidas.B16:Medidas.B20</svg:desc>
                </draw:g>
              </table:table-cell>
              <table:table-cell office:value-type="float" office:value="145.367">
                <text:p>145.367</text:p>
                <draw:g>
                  <svg:desc>Medidas.C16:Medidas.C20</svg:desc>
                </draw:g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210.452">
                <text:p>210.452</text:p>
              </table:table-cell>
              <table:table-cell office:value-type="float" office:value="69.595">
                <text:p>69.595</text:p>
              </table:table-cell>
            </table:table-row>
            <table:table-row>
              <table:table-cell office:value-type="string">
                <text:p>.tar.gz</text:p>
              </table:table-cell>
              <table:table-cell office:value-type="float" office:value="223.783">
                <text:p>223.783</text:p>
              </table:table-cell>
              <table:table-cell office:value-type="float" office:value="73.523">
                <text:p>73.523</text:p>
              </table:table-cell>
            </table:table-row>
            <table:table-row>
              <table:table-cell office:value-type="string">
                <text:p>.tar.bz2</text:p>
              </table:table-cell>
              <table:table-cell office:value-type="float" office:value="505.448">
                <text:p>505.448</text:p>
              </table:table-cell>
              <table:table-cell office:value-type="float" office:value="212.28">
                <text:p>212.28</text:p>
              </table:table-cell>
            </table:table-row>
            <table:table-row>
              <table:table-cell office:value-type="string">
                <text:p>.tar</text:p>
              </table:table-cell>
              <table:table-cell office:value-type="float" office:value="83.908">
                <text:p>83.908</text:p>
              </table:table-cell>
              <table:table-cell office:value-type="float" office:value="137.403">
                <text:p>137.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1$Linux_X86_64 LibreOffice_project/40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